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ee0c" officeooo:paragraph-rsid="001bee0c"/>
    </style:style>
    <style:style style:name="P2" style:family="paragraph" style:parent-style-name="Standard">
      <style:paragraph-properties fo:text-align="start" style:justify-single-word="false"/>
      <style:text-properties officeooo:rsid="001bee0c" officeooo:paragraph-rsid="001be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ie</text:p>
      <text:p text:style-name="P1"/>
      <text:p text:style-name="P2">4) Le site doit fidéliser les clients et leur permettre de rester sur le site. Comment faire en</text:p>
      <text:p text:style-name="P2">sorte que des personnes très esseulées puissent rester sur le site même si personne ne</text:p>
      <text:p text:style-name="P2">consulte leur fiche ? Que proposez-vous ?</text:p>
      <text:p text:style-name="P2"/>
      <text:p text:style-name="P2"><text:s text:c="8"/>- leur proposer d'apparaître en premier dans les recherches pendant quelques temps</text:p>
      <text:p text:style-name="P2"><text:s text:c="8"/>- proposer à d'autres personnes de lui donner un "j'aime"</text:p>
      <text:p text:style-name="P2"/>
      <text:p text:style-name="P2">5) Comment détecter automatiquement les faux profils ? Sur quel critère peut on se baser ?</text:p>
      <text:p text:style-name="P2"/>
      <text:p text:style-name="P2"><text:s text:c="8"/>- ceux qui ont cochent "j'aime" pour des personnes très différentes</text:p>
      <text:p text:style-name="P2"><text:s text:c="8"/>- ceux qui envoient souvent le même lien dans leurs messages</text:p>
      <text:p text:style-name="P2"><text:s text:c="8"/>- ceux qui répondent la même chose dans leurs messages d'une personne à l'au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1:56:04.024563683</meta:creation-date>
    <dc:date>2016-02-20T12:15:10.543262305</dc:date>
    <meta:editing-duration>PT36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115" meta:character-count="708" meta:non-whitespace-character-count="563"/>
  </office:meta>
</office:document-meta>
</file>